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9bQFfTFGQWJFWrcJnfQgz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Nhmj8MBNCmWFC68JkhkNC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hJt6FwT8mhQbcWQLzgHMT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HkDzFgnhCBGn6K9w7RWtC</text:p>
          </table:table-cell>
          <table:table-cell table:style-name="ce1" office:value-type="string" calcext:value-type="string">
            <text:p>Duskblade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TJdbQPDBpnLGpNmmN7fhg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w77m97tB9GPDzK6ccgkjr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QnKbrhtk7HFcckCBbFmkt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phCFwdjG8dKDCmr7d7F7M</text:p>
          </table:table-cell>
          <table:table-cell table:style-name="ce1" office:value-type="string" calcext:value-type="string">
            <text:p>Awake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666mgFjKrrLQhdkpGzNzf</text:p>
          </table:table-cell>
          <table:table-cell table:style-name="ce1" office:value-type="string" calcext:value-type="string">
            <text:p>Heartened Cross Strap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wj7qpMrzMjDbn8tmtfPL7</text:p>
          </table:table-cell>
          <table:table-cell office:value-type="string" calcext:value-type="string">
            <text:p>Stubby Hammerers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6-24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BDFTmjdTmgRCdHngGWNR</text:p>
          </table:table-cell>
          <table:table-cell office:value-type="string" calcext:value-type="string">
            <text:p>Mask of the Pouncing Lynx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WjLrqtQtppQhQCMt9LH</text:p>
          </table:table-cell>
          <table:table-cell office:value-type="string" calcext:value-type="string">
            <text:p>Aether Wildfir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5:Sheet1.B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23:37:34.529969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08T23:48:52.579285354</dc:date>
    <meta:editing-duration>PT1H7M26S</meta:editing-duration>
    <meta:editing-cycles>52</meta:editing-cycles>
    <meta:generator>LibreOffice/7.2.5.2$MacOSX_X86_64 LibreOffice_project/499f9727c189e6ef3471021d6132d4c694f357e5</meta:generator>
    <meta:document-statistic meta:table-count="1" meta:cell-count="136" meta:object-count="0"/>
  </office:meta>
</office:document-meta>
</file>